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ocumentHandlerAdapter.setDocumentLocator( Locator locato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ocumentHandlerAdapter.endElement( String nam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DocumentHandlerAdapter.DocumentHandlerAdapter( XMLConsumer consum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ocumentHandlerAdapter.endDocumen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ocumentHandlerAdapter.ignorableWhitespace( char ch [ ] , int start , int le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ocumentHandlerAdapter.DocumentHandlerAdapter( ContentHandler cont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ocumentHandlerAdapter.startElement( String name , AttributeList a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11">
            <text:p text:style-name="Table_20_Contents">11</text:p>
          </table:table-cell>
          <table:table-cell office:value-type="float" office:value="31">
            <text:p text:style-name="Table_20_Contents">31</text:p>
          </table:table-cell>
        </table:table-row>
        <table:table-row>
          <table:table-cell office:value-type="string">
            <text:p text:style-name="Table_20_Contents">DocumentHandlerAdapter.processingInstruction( String target , String data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ocumentHandlerAdapter.startDocumen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ocumentHandlerAdapter.DocumentHandlerAdap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cumentHandlerAdapter.characters( char ch [ ] , int start , int le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